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byssinica SIL" fo:font-size="10pt" officeooo:rsid="000c352f" officeooo:paragraph-rsid="000c352f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officeooo:paragraph-rsid="000c352f"/>
    </style:style>
    <style:style style:name="P4" style:family="paragraph" style:parent-style-name="Standard" style:list-style-name="L1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style:font-name="Tibetan Machine Uni" fo:font-size="14pt" fo:font-weight="bold" officeooo:rsid="000d7e21" officeooo:paragraph-rsid="000d7e2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style:font-name="Tibetan Machine Uni" fo:font-size="14pt" fo:font-style="normal" fo:font-weight="bold" officeooo:rsid="000fe8a0" officeooo:paragraph-rsid="000fe8a0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0a69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9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weight="bold" officeooo:rsid="000d7e21" officeooo:paragraph-rsid="000d7e21" style:font-size-asian="10.5pt" style:font-weight-asian="bold" style:font-size-complex="12pt" style:font-weight-complex="bold"/>
    </style:style>
    <style:style style:name="P10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weight="bold" officeooo:rsid="000f0a69" officeooo:paragraph-rsid="000f0a6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0a69" officeooo:paragraph-rsid="000f0a6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normal" officeooo:rsid="000fe8a0" officeooo:paragraph-rsid="000fe8a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0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1">
      <style:paragraph-properties fo:text-align="justify" style:justify-single-word="false"/>
      <style:text-properties style:use-window-font-color="true" style:font-name="Abyssinica SIL" fo:font-size="12pt" fo:font-style="normal" fo:font-weight="bold" officeooo:rsid="000fe8a0" officeooo:paragraph-rsid="000fe8a0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2">
      <style:paragraph-properties fo:text-align="justify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fo:font-weight="bold" officeooo:rsid="0011b659" officeooo:paragraph-rsid="0011b659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d7e21" officeooo:paragraph-rsid="000d7e2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2a6099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11b659" officeooo:paragraph-rsid="0011b659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2a6099" style:font-name="Abyssinica SIL" fo:font-size="12pt" fo:font-style="italic" fo:font-weight="normal" officeooo:rsid="000f0a69" officeooo:paragraph-rsid="000f0a69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2a6099" style:font-name="Abyssinica SIL" fo:font-size="12pt" fo:font-style="italic" fo:font-weight="normal" officeooo:rsid="000d7e21" officeooo:paragraph-rsid="000d7e21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9">
      <style:paragraph-properties fo:text-align="justify" style:justify-single-word="false"/>
      <style:text-properties fo:color="#ff0000" style:font-name="Abyssinica SIL" fo:font-size="12pt" fo:font-weight="normal" officeooo:rsid="000f0a69" officeooo:paragraph-rsid="000f0a6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ff0000" style:font-name="Tibetan Machine Uni" fo:font-size="14pt" fo:font-style="normal" fo:font-weight="normal" officeooo:rsid="000fe8a0" officeooo:paragraph-rsid="000fe8a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paragraph-rsid="0011b659"/>
    </style:style>
    <style:style style:name="P35" style:family="paragraph" style:parent-style-name="Table_20_Contents">
      <style:paragraph-properties fo:text-align="center" style:justify-single-word="false"/>
      <style:text-properties style:font-name="Abyssinica SIL" fo:font-size="12pt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byssinica SIL" fo:font-size="12pt" officeooo:rsid="000fe8a0" officeooo:paragraph-rsid="000fe8a0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byssinica SIL" fo:font-size="12pt" officeooo:rsid="0011b659" officeooo:paragraph-rsid="0011b659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0fe8a0" officeooo:paragraph-rsid="000fe8a0" style:font-size-asian="10.5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a6099" style:font-name="Abyssinica SIL" fo:font-size="12pt" fo:font-weight="bold" officeooo:rsid="0011b659" officeooo:paragraph-rsid="0011b659" style:font-size-asian="10.5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byssinica SIL" fo:font-size="12pt" officeooo:rsid="000fe8a0" officeooo:paragraph-rsid="000fe8a0" style:font-size-asian="10.5pt" style:font-size-complex="12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/>
    </style:style>
    <style:style style:name="T2" style:family="text">
      <style:text-properties style:font-name="Abyssinica SIL" fo:font-size="10pt" officeooo:rsid="000d7e21" style:font-size-asian="10pt" style:font-size-complex="10pt"/>
    </style:style>
    <style:style style:name="T3" style:family="text">
      <style:text-properties style:font-name="Abyssinica SIL" fo:font-size="10pt" officeooo:rsid="000c352f" style:font-size-asian="10pt" style:font-size-complex="10pt"/>
    </style:style>
    <style:style style:name="T4" style:family="text">
      <style:text-properties style:font-name="Abyssinica SIL" fo:font-size="12pt" officeooo:rsid="0011b659" style:font-size-asian="10.5pt" style:font-size-complex="12pt"/>
    </style:style>
    <style:style style:name="T5" style:family="text">
      <style:text-properties fo:color="#2a6099" style:font-name="Abyssinica SIL" fo:font-size="12pt" fo:font-weight="normal" officeooo:rsid="000f0a69" style:font-size-asian="10.5pt" style:font-weight-asian="normal" style:font-size-complex="12pt" style:font-weight-complex="normal"/>
    </style:style>
    <style:style style:name="T6" style:family="text">
      <style:text-properties fo:color="#2a6099" fo:font-style="italic" style:font-style-asian="italic" style:font-style-complex="italic"/>
    </style:style>
    <style:style style:name="T7" style:family="text">
      <style:text-properties officeooo:rsid="000fe8a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d7e21" style:font-size-asian="10pt" style:font-size-complex="10pt"/>
    </style:style>
    <style:style style:name="T10" style:family="text">
      <style:text-properties fo:font-size="10pt" officeooo:rsid="000c352f" style:font-size-asian="10pt" style:font-size-complex="10pt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3</text:span><text:span text:style-name="T3">/06/2022 </text:span><text:span text:style-name="T2">segunda</text:span><text:span text:style-name="T3">-feira</text:span></text:p>
      <text:p text:style-name="P2"/>
      <text:list xml:id="list4269433473" text:style-name="L1">
        <text:list-header>
          <text:p text:style-name="P4">Introdução ao JavaScript</text:p>
        </text:list-header>
      </text:list>
      <text:p text:style-name="P5"/>
      <text:list xml:id="list80558613038861" text:continue-numbering="true" text:style-name="L1">
        <text:list-item>
          <text:p text:style-name="P8">Objetivo do Curso</text:p>
          <text:list>
            <text:list-item>
              <text:p text:style-name="P12">Entender o que é JavaScript, suas aplicações na vida real e conhecer o mercado de trabalho.</text:p>
            </text:list-item>
          </text:list>
        </text:list-item>
      </text:list>
      <text:p text:style-name="P11"/>
      <text:list xml:id="list80558578025310" text:continue-numbering="true" text:style-name="L1">
        <text:list-item>
          <text:list>
            <text:list-item>
              <text:p text:style-name="P12">História, Evolução e Aplicações.</text:p>
            </text:list-item>
            <text:list-item>
              <text:p text:style-name="P12">Manipulando um arquivo.</text:p>
              <text:list>
                <text:list-item>
                  <text:p text:style-name="P12">Recursos Básicos do JavaScript.</text:p>
                </text:list-item>
              </text:list>
            </text:list-item>
          </text:list>
        </text:list-item>
      </text:list>
      <text:p text:style-name="P11"/>
      <text:p text:style-name="P31">*É uma boa prática que as constantes sejam nomeadas em uppercase (todas maiúsculas)</text:p>
      <text:p text:style-name="P11"/>
      <text:list xml:id="list1713080504" text:style-name="L6">
        <text:list-item>
          <text:p text:style-name="P9">Funções</text:p>
          <text:list>
            <text:list-item>
              <text:p text:style-name="P13">Os parênteses na função serve para declararmos os parâmetros, ou seja:</text:p>
            </text:list-item>
          </text:list>
        </text:list-item>
      </text:list>
      <text:p text:style-name="P11"/>
      <text:p text:style-name="P27"/>
      <text:p text:style-name="P27"><office:annotation office:name="__Annotation__7_2154574394" loext:resolved="false"><dc:creator>Autor desconhecido</dc:creator><dc:date>2022-06-15T07:40:27.380639999</dc:date><text:p text:style-name="P41"><text:span text:style-name="T11">Função</text:span></text:p></office:annotation>Function<office:annotation-end office:name="__Annotation__7_2154574394"/> <office:annotation office:name="__Annotation__5_2154574394" loext:resolved="false"><dc:creator>Autor desconhecido</dc:creator><dc:date>2022-06-15T07:38:11.157496113</dc:date><text:p text:style-name="P41"><text:span text:style-name="T11">Nome da Função</text:span></text:p></office:annotation>soma<office:annotation-end office:name="__Annotation__5_2154574394"/> (<office:annotation office:name="__Annotation__6_2154574394" loext:resolved="false"><dc:creator>Autor desconhecido</dc:creator><dc:date>2022-06-15T07:38:53.268218442</dc:date><text:p text:style-name="P41"><text:span text:style-name="T11">Declaração de parâmetros</text:span></text:p></office:annotation> <office:annotation-end office:name="__Annotation__6_2154574394"/>){</text:p>
      <text:p text:style-name="P27">}</text:p>
      <text:p text:style-name="P14"/>
      <text:list xml:id="list1698087289" text:style-name="L8">
        <text:list-item>
          <text:list>
            <text:list-item>
              <text:p text:style-name="P15">Para chamar a função usamos, o nome da função e dentro dos parênteses os parâmetros. </text:p>
            </text:list-item>
          </text:list>
        </text:list-item>
      </text:list>
      <text:p text:style-name="P7"><text:span text:style-name="T5"/></text:p>
      <text:p text:style-name="P30">Soma (3,5); – equivalente as variáveis A e B</text:p>
      <text:p text:style-name="P28"/>
      <text:list xml:id="list4127727935" text:style-name="L9">
        <text:list-item>
          <text:p text:style-name="P10">Executando um arquivo .js</text:p>
          <text:list>
            <text:list-item>
              <text:p text:style-name="P16">Console</text:p>
              <text:list>
                <text:list-item>
                  <text:p text:style-name="P32">Baixar e instalar o node.js.</text:p>
                </text:list-item>
                <text:list-item>
                  <text:p text:style-name="P32">Para rodar no terminal colocamos o comando<text:span text:style-name="T1"> </text:span><text:span text:style-name="T6">node + arquivo.js.</text:span></text:p>
                </text:list-item>
              </text:list>
            </text:list-item>
            <text:list-item>
              <text:p text:style-name="P17">Estrutura de Projeto</text:p>
            </text:list-item>
            <text:list-item>
              <text:p text:style-name="P17">Inserindo JavaScript em uma página HTML.</text:p>
            </text:list-item>
            <text:list-item>
              <text:p text:style-name="P17">Interagindo com os elementos do DOM.</text:p>
            </text:list-item>
          </text:list>
        </text:list-item>
      </text:list>
      <text:p text:style-name="P18"/>
      <text:p text:style-name="P6">Colocando em prática</text:p>
      <text:p text:style-name="P33"/>
      <text:list xml:id="list4186243761" text:style-name="L10">
        <text:list-item>
          <text:p text:style-name="P23">Atividade prática</text:p>
          <text:list>
            <text:list-item>
              <text:p text:style-name="P19">Criar o primeiro componente dinâmico.</text:p>
            </text:list-item>
            <text:list-item>
              <text:p text:style-name="P19">Introdução à eventos.</text:p>
            </text:list-item>
          </text:list>
        </text:list-item>
      </text:list>
      <text:p text:style-name="P21"><text:soft-page-break/><text:span text:style-name="T9">1</text:span><text:span text:style-name="T8">4</text:span><text:span text:style-name="T10">/06/2022 </text:span><text:span text:style-name="T9">segunda</text:span><text:span text:style-name="T10">-feira</text:span></text:p>
      <text:p text:style-name="P21"><text:span text:style-name="T10"/></text:p>
      <text:p text:style-name="P6">Sintaxe &amp; Operadores</text:p>
      <text:p text:style-name="P6"/>
      <text:list xml:id="list3025504663" text:style-name="L11">
        <text:list-item>
          <text:p text:style-name="P24">Operadores</text:p>
          <text:list>
            <text:list-item>
              <text:p text:style-name="P20">Variáveis e tipos.</text:p>
              <text:p text:style-name="P20"/>
            </text:list-item>
          </text:list>
        </text:list-item>
        <text:list-item>
          <text:p text:style-name="P24">Operadores de atribuição:</text:p>
        </text:list-item>
      </text:list>
      <table:table table:name="Tabela1" table:style-name="Tabela1">
        <table:table-column table:style-name="Tabela1.A" table:number-columns-repeated="3"/>
        <table:table-row table:style-name="TableLine94686390882048">
          <table:table-cell table:style-name="Tabela1.A1" office:value-type="string">
            <text:p text:style-name="P38">Operação</text:p>
          </table:table-cell>
          <table:table-cell table:style-name="Tabela1.A1" office:value-type="string">
            <text:p text:style-name="P38">Exemplo</text:p>
          </table:table-cell>
          <table:table-cell table:style-name="Tabela1.C1" office:value-type="string">
            <text:p text:style-name="P38">Equivalente a</text:p>
          </table:table-cell>
        </table:table-row>
        <table:table-row table:style-name="TableLine94686390882048">
          <table:table-cell table:style-name="Tabela1.A2" office:value-type="string">
            <text:p text:style-name="P40">“ = ”</text:p>
          </table:table-cell>
          <table:table-cell table:style-name="Tabela1.A2" office:value-type="string">
            <text:p text:style-name="P36">X = Y</text:p>
          </table:table-cell>
          <table:table-cell table:style-name="Tabela1.C2" office:value-type="string">
            <text:p text:style-name="P36">X = Y</text:p>
          </table:table-cell>
        </table:table-row>
        <table:table-row table:style-name="TableLine94686390882048">
          <table:table-cell table:style-name="Tabela1.A2" office:value-type="string">
            <text:p text:style-name="P36">“ += ”</text:p>
          </table:table-cell>
          <table:table-cell table:style-name="Tabela1.A2" office:value-type="string">
            <text:p text:style-name="P36">X += Y</text:p>
          </table:table-cell>
          <table:table-cell table:style-name="Tabela1.C2" office:value-type="string">
            <text:p text:style-name="P36">X = X + Y</text:p>
          </table:table-cell>
        </table:table-row>
        <table:table-row table:style-name="TableLine94686390882048">
          <table:table-cell table:style-name="Tabela1.A2" office:value-type="string">
            <text:p text:style-name="P35">“ *<text:span text:style-name="T7">=</text:span> ”</text:p>
          </table:table-cell>
          <table:table-cell table:style-name="Tabela1.A2" office:value-type="string">
            <text:p text:style-name="P36">X *= Y</text:p>
          </table:table-cell>
          <table:table-cell table:style-name="Tabela1.C2" office:value-type="string">
            <text:p text:style-name="P36">X = X * Y</text:p>
          </table:table-cell>
        </table:table-row>
        <table:table-row table:style-name="TableLine94686390882048">
          <table:table-cell table:style-name="Tabela1.A2" office:value-type="string">
            <text:p text:style-name="P35">“ /<text:span text:style-name="T7">=</text:span> ”</text:p>
          </table:table-cell>
          <table:table-cell table:style-name="Tabela1.A2" office:value-type="string">
            <text:p text:style-name="P36">X /= Y</text:p>
          </table:table-cell>
          <table:table-cell table:style-name="Tabela1.C2" office:value-type="string">
            <text:p text:style-name="P36">X = X / Y</text:p>
          </table:table-cell>
        </table:table-row>
        <table:table-row table:style-name="TableLine94686390882048">
          <table:table-cell table:style-name="Tabela1.A2" office:value-type="string">
            <text:p text:style-name="P35">“ %<text:span text:style-name="T7">=</text:span> ”</text:p>
          </table:table-cell>
          <table:table-cell table:style-name="Tabela1.A2" office:value-type="string">
            <text:p text:style-name="P36">X %= Y</text:p>
          </table:table-cell>
          <table:table-cell table:style-name="Tabela1.C2" office:value-type="string">
            <text:p text:style-name="P36">X = X % Y</text:p>
          </table:table-cell>
        </table:table-row>
      </table:table>
      <text:p text:style-name="P22"/>
      <text:list xml:id="list3592549143" text:style-name="L12">
        <text:list-item>
          <text:p text:style-name="P25">Operadores de comparação:</text:p>
        </text:list-item>
      </text:list>
      <table:table table:name="Tabela2" table:style-name="Tabela2">
        <table:table-column table:style-name="Tabela2.A" table:number-columns-repeated="2"/>
        <table:table-row table:style-name="TableLine94686271456512">
          <table:table-cell table:style-name="Tabela2.A1" office:value-type="string">
            <text:p text:style-name="P39">Operador</text:p>
          </table:table-cell>
          <table:table-cell table:style-name="Tabela2.B1" office:value-type="string">
            <text:p text:style-name="P39">Descrição</text:p>
          </table:table-cell>
        </table:table-row>
        <table:table-row table:style-name="TableLine94686271456512">
          <table:table-cell table:style-name="Tabela2.A2" office:value-type="string">
            <text:p text:style-name="P37">“ == ”</text:p>
          </table:table-cell>
          <table:table-cell table:style-name="Tabela2.B2" office:value-type="string">
            <text:p text:style-name="P37">Igual a</text:p>
          </table:table-cell>
        </table:table-row>
        <table:table-row table:style-name="TableLine94686271456512">
          <table:table-cell table:style-name="Tabela2.A2" office:value-type="string">
            <text:p text:style-name="P37">“ === ”</text:p>
          </table:table-cell>
          <table:table-cell table:style-name="Tabela2.B2" office:value-type="string">
            <text:p text:style-name="P37">Idêntico (Mesmo valor e mesmo tipo)</text:p>
          </table:table-cell>
        </table:table-row>
        <table:table-row table:style-name="TableLine94686271456512">
          <table:table-cell table:style-name="Tabela2.A2" office:value-type="string">
            <text:p text:style-name="P37">“ != ”</text:p>
          </table:table-cell>
          <table:table-cell table:style-name="Tabela2.B2" office:value-type="string">
            <text:p text:style-name="P37">Diferente</text:p>
          </table:table-cell>
        </table:table-row>
        <table:table-row table:style-name="TableLine94686271456512">
          <table:table-cell table:style-name="Tabela2.A2" office:value-type="string">
            <text:p text:style-name="P37">“ !== ”</text:p>
          </table:table-cell>
          <table:table-cell table:style-name="Tabela2.B2" office:value-type="string">
            <text:p text:style-name="P37">Desigual (Valor e tipo diferente)</text:p>
          </table:table-cell>
        </table:table-row>
        <table:table-row table:style-name="TableLine94686271456512">
          <table:table-cell table:style-name="Tabela2.A2" office:value-type="string">
            <text:p text:style-name="P34"><text:span text:style-name="T4">“ &gt; ”</text:span></text:p>
          </table:table-cell>
          <table:table-cell table:style-name="Tabela2.B2" office:value-type="string">
            <text:p text:style-name="P37">Maior que</text:p>
          </table:table-cell>
        </table:table-row>
        <table:table-row table:style-name="TableLine94686271456512">
          <table:table-cell table:style-name="Tabela2.A2" office:value-type="string">
            <text:p text:style-name="P34"><text:span text:style-name="T4">“ &lt; ”</text:span></text:p>
          </table:table-cell>
          <table:table-cell table:style-name="Tabela2.B2" office:value-type="string">
            <text:p text:style-name="P37">Menor que</text:p>
          </table:table-cell>
        </table:table-row>
        <table:table-row table:style-name="TableLine94686271456512">
          <table:table-cell table:style-name="Tabela2.A2" office:value-type="string">
            <text:p text:style-name="P37">“ &gt;= ”</text:p>
          </table:table-cell>
          <table:table-cell table:style-name="Tabela2.B2" office:value-type="string">
            <text:p text:style-name="P37">Maior ou igual </text:p>
          </table:table-cell>
        </table:table-row>
        <table:table-row table:style-name="TableLine94686271456512">
          <table:table-cell table:style-name="Tabela2.A2" office:value-type="string">
            <text:p text:style-name="P37">“ &lt;= ”</text:p>
          </table:table-cell>
          <table:table-cell table:style-name="Tabela2.B2" office:value-type="string">
            <text:p text:style-name="P37">Menor ou igual</text:p>
          </table:table-cell>
        </table:table-row>
      </table:table>
      <text:p text:style-name="P26"/>
      <text:p text:style-name="P29">* Note que quando colocamos apenas um igual (=), ele serve para atribuir o valor nele contido, à uma variáv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style:font-name="Tibetan Machine Uni" fo:font-size="14pt" style:text-underline-style="none" fo:font-weight="bold" officeooo:rsid="000c352f" officeooo:paragraph-rsid="000c352f" style:font-size-asian="14pt" style:font-weight-asian="bold" style:font-size-complex="14pt" style:font-weight-complex="bold"/>
    </style:style>
    <style:style style:name="MT1" style:family="text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otcamp Santander Fullstack Developer <text:span text:style-name="MT1">[Digital Innovation One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07:09:28.860150491</meta:creation-date>
    <dc:date>2022-06-15T08:05:25.451444202</dc:date>
    <meta:editing-duration>PT6M22S</meta:editing-duration>
    <meta:editing-cycles>1</meta:editing-cycles>
    <meta:generator>LibreOffice/6.4.7.2$Linux_X86_64 LibreOffice_project/40$Build-2</meta:generator>
    <meta:document-statistic meta:table-count="2" meta:image-count="0" meta:object-count="0" meta:page-count="2" meta:paragraph-count="70" meta:word-count="309" meta:character-count="1504" meta:non-whitespace-character-count="1285"/>
  </office:meta>
</office:document-meta>
</file>